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6: Лучшие практики и рекомендации</text:h>
      <text:h text:style-name="P2" text:outline-level="4">1. Оптимизация производительности</text:h>
      <text:p text:style-name="P1">Оптимизация производительности в HTTP включает в себя ряд методов, таких как использование кэширования для уменьшения нагрузки на сервер и ускорения загрузки ресурсов, минимизация количества HTTP-запросов через объединение файлов или использование спрайтов для изображений, а также оптимизация размера исходного кода, чтобы улучшить скорость загрузки страниц.</text:p>
      <text:h text:style-name="P2" text:outline-level="4">2. Соблюдение стандартов и современных подходов</text:h>
      <text:p text:style-name="P1">Важно следовать стандартам и рекомендациям, предлагаемым HTTP, чтобы обеспечить совместимость и надежность. Это включает использование верных методов HTTP (GET, POST, PUT, DELETE), обработку кодов состояния правильно, соблюдение семантики методов, учет безопасности и применение наилучших практик для безопасности данных.</text:p>
      <text:h text:style-name="P2" text:outline-level="4">3. Ресурсы для дополнительного изучения и развития</text:h>
      <text:p text:style-name="P1">В главе предоставляются рекомендации по дальнейшему изучению и развитию в области HTTP. Это включает ссылки на документацию по HTTP, материалы для углубленного изучения RESTful архитектуры, книги и онлайн-курсы, которые помогут разработчикам улучшить свои навыки в области веб-разработки и использования HTTP.</text:p>
      <text:h text:style-name="P2" text:outline-level="4">Заключение</text:h>
      <text:p text:style-name="P1">Глава 6 обобщает лучшие практики и рекомендации, связанные с использованием HTTP в веб-разработке. Это включает оптимизацию производительности, соблюдение стандартов протокола и предоставление ресурсов для дальнейшего изучения. Понимание и использование этих практик помогут разработчикам создавать более эффективные, безопасные и надежные веб-приложения, опираясь на основы HTTP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9:07:57.65</dc:date>
    <meta:document-statistic meta:table-count="0" meta:image-count="0" meta:object-count="0" meta:page-count="1" meta:paragraph-count="9" meta:word-count="189" meta:character-count="1548"/>
    <dc:creator>Dima Wide</dc:creator>
    <meta:user-defined meta:name="Info 1"/>
    <meta:user-defined meta:name="Info 2"/>
    <meta:user-defined meta:name="Info 3"/>
    <meta:user-defined meta:name="Info 4"/>
  </office:meta>
</office:document-meta>
</file>